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standard">
      <style:graphic-properties draw:textarea-vertical-align="middle"/>
    </style:style>
    <style:style style:name="gr2" style:family="graphic" style:parent-style-name="standard">
      <style:graphic-properties draw:textarea-horizontal-align="justify" draw:textarea-vertical-align="middle" draw:auto-grow-height="false" fo:min-height="0cm" fo:min-width="0cm" fo:wrap-option="no-wrap"/>
    </style:style>
    <style:style style:name="gr3" style:family="graphic" style:parent-style-name="standard">
      <style:graphic-properties draw:fill-color="#ffff00" draw:textarea-horizontal-align="justify" draw:textarea-vertical-align="middle" draw:auto-grow-height="false" fo:min-height="0cm" fo:min-width="0cm" fo:wrap-option="no-wrap"/>
    </style:style>
    <style:style style:name="gr4" style:family="graphic" style:parent-style-name="objectwithoutfill">
      <style:graphic-properties svg:stroke-width="0.106cm" draw:marker-start-width="0.359cm" draw:marker-end="Arrow" draw:marker-end-width="0.459cm" draw:fill="none" draw:textarea-vertical-align="middle" fo:padding-top="0.178cm" fo:padding-bottom="0.178cm" fo:padding-left="0.303cm" fo:padding-right="0.303cm"/>
    </style:style>
    <style:style style:name="gr5" style:family="graphic" style:parent-style-name="objectwithoutfill">
      <style:graphic-properties svg:stroke-width="0.106cm" draw:marker-start="Arrow" draw:marker-start-width="0.359cm" draw:marker-end="" draw:marker-end-width="0.459cm" draw:fill="none" draw:textarea-vertical-align="middle" fo:padding-top="0.178cm" fo:padding-bottom="0.178cm" fo:padding-left="0.303cm" fo:padding-right="0.303cm"/>
    </style:style>
    <style:style style:name="gr6" style:family="graphic" style:parent-style-name="objectwithoutfill">
      <style:graphic-properties draw:fill="none" draw:textarea-vertical-align="middle"/>
    </style:style>
    <style:style style:name="gr7" style:family="graphic" style:parent-style-name="objectwithoutfill">
      <style:graphic-properties draw:marker-end="Arrow" draw:marker-end-width="0.3cm" draw:fill="none" draw:textarea-vertical-align="middle"/>
    </style:style>
    <style:style style:name="P1" style:family="paragraph">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omyślnie">
        <draw:rect draw:style-name="gr1" draw:text-style-name="P1" draw:layer="layout" svg:width="16cm" svg:height="4.6cm" svg:x="2.8cm" svg:y="4cm">
          <text:p text:style-name="P1"/>
          <text:p text:style-name="P1">Logowanie login i hasło (1)</text:p>
          <text:p text:style-name="P1">Sprawdzenie odpowiedzi (5):</text:p>
          <text:p text:style-name="P1">Użytkownik istnieje (A)</text:p>
          <text:p text:style-name="P1">Użytkownik nie istnieje (B)</text:p>
          <text:p text:style-name="P1"><text:a xlink:href="https://serwer1864358.home.pl/prod/login.php">https://serwer1864358.home.pl/prod/login.php</text:a></text:p>
          <text:p text:style-name="P1"/>
        </draw:rect>
        <draw:custom-shape draw:style-name="gr2" draw:text-style-name="P1" draw:layer="layout" svg:width="4.8cm" svg:height="2.2cm" svg:x="13.3cm" svg:y="9.2cm">
          <text:p text:style-name="P1">Ajax <text:s/>(2)</text:p>
          <text:p text:style-name="P1">(login i hasło)</text:p>
          <draw:enhanced-geometry svg:viewBox="0 0 21600 21600" draw:text-areas="800 800 20800 20800" draw:type="round-rectangular-callout" draw:modifiers="-5250.40616538221 16094.5024988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 draw:text-style-name="P1" draw:layer="layout" svg:width="16.4cm" svg:height="2.2cm" svg:x="2.3cm" svg:y="12.7cm">
          <text:p text:style-name="P1">Sprawdzenie loginu i hasła (3)</text:p>
          <text:p text:style-name="P1"><text:a xlink:href="https://serwer1864358.home.pl/prod/login.php">https://serwer1864358.home.pl/prod/login.php</text:a></text:p>
          <text:p text:style-name="P1">(Jeśli dane użytkownika są poprawne utworzenie sesji)</text:p>
        </draw:rect>
        <draw:custom-shape draw:style-name="gr2" draw:text-style-name="P1" draw:layer="layout" svg:width="6cm" svg:height="2.5cm" svg:x="3.1cm" svg:y="9.1cm">
          <text:p text:style-name="P1">Ajax <text:s/>(4)</text:p>
          <text:p text:style-name="P1">(Odpowiedź czy </text:p>
          <text:p text:style-name="P1">użytkownik istnieje)</text:p>
          <draw:enhanced-geometry svg:viewBox="0 0 21600 21600" draw:text-areas="800 800 20800 20800" draw:mirror-horizontal="false" draw:mirror-vertical="false" draw:type="round-rectangular-callout" draw:modifiers="25321.7797033828 22325.469812075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 draw:text-style-name="P1" draw:layer="layout" svg:width="5.4cm" svg:height="2.5cm" svg:x="1.4cm" svg:y="1cm">
          <text:p text:style-name="P1">Komunikat</text:p>
          <draw:enhanced-geometry svg:viewBox="0 0 21600 21600" draw:text-areas="3000 3320 17110 17330" draw:mirror-horizontal="false" draw:mirror-vertical="false" draw:type="cloud-callout" draw:modifiers="22351.8607665247 47846.4614154338"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line draw:style-name="gr4" draw:text-style-name="P1" draw:layer="layout" svg:x1="10.549cm" svg:y1="12.45cm" svg:x2="10.549cm" svg:y2="8.65cm">
          <text:p/>
        </draw:line>
        <draw:line draw:style-name="gr5" draw:text-style-name="P1" draw:layer="layout" svg:x1="11.9cm" svg:y1="12.5cm" svg:x2="11.9cm" svg:y2="8.7cm">
          <text:p/>
        </draw:line>
        <draw:line draw:style-name="gr6" draw:text-style-name="P1" draw:layer="layout" svg:x1="14.3cm" svg:y1="6.3cm" svg:x2="19.5cm" svg:y2="6.3cm">
          <text:p/>
        </draw:line>
        <draw:rect draw:style-name="gr1" draw:text-style-name="P1" draw:layer="layout" svg:width="13.8cm" svg:height="4.5cm" svg:x="3.7cm" svg:y="16.5cm">
          <text:p text:style-name="P1"/>
          <text:p text:style-name="P1">6. Sprawdzenie sesji użytkownika</text:p>
          <text:p text:style-name="P1">Sesja nie istnieje idź do logowania (A)</text:p>
          <text:p text:style-name="P1">Sesja istnieje wyświetl arkusz(B)</text:p>
          <text:p text:style-name="P1">(Arkusz jest wyświetlany przez skrypt excel.php)</text:p>
          <text:p text:style-name="P1">https://serwer1864358.home.pl/prod/excel.php</text:p>
          <text:p text:style-name="P1"/>
        </draw:rect>
        <draw:line draw:style-name="gr6" draw:text-style-name="P1" draw:layer="layout" svg:x1="4.674cm" svg:y1="18.274cm" svg:x2="1.774cm" svg:y2="18.274cm">
          <text:p/>
        </draw:line>
        <draw:line draw:style-name="gr7" draw:text-style-name="P1" draw:layer="layout" svg:x1="1.8cm" svg:y1="4.9cm" svg:x2="6.8cm" svg:y2="4.9cm">
          <text:p/>
        </draw:line>
        <draw:line draw:style-name="gr6" draw:text-style-name="P1" draw:layer="layout" svg:x1="1.9cm" svg:y1="4.9cm" svg:x2="1.8cm" svg:y2="18.4cm">
          <text:p/>
        </draw:line>
        <draw:line draw:style-name="gr7" draw:text-style-name="P1" draw:layer="layout" svg:x1="19.5cm" svg:y1="17.7cm" svg:x2="15.4cm" svg:y2="17.7cm">
          <text:p/>
        </draw:line>
        <draw:line draw:style-name="gr6" draw:text-style-name="P1" draw:layer="layout" svg:x1="19.5cm" svg:y1="6.4cm" svg:x2="19.5cm" svg:y2="17.8cm">
          <text:p/>
        </draw:line>
        <draw:rect draw:style-name="gr1" draw:text-style-name="P1" draw:layer="layout" svg:width="6cm" svg:height="2.1cm" svg:x="12.6cm" svg:y="24.6cm">
          <text:p text:style-name="P1">Wstawianie danych</text:p>
          <text:p text:style-name="P1">do bazy</text:p>
          <text:p text:style-name="P1">manageCell.php</text:p>
        </draw:rect>
        <draw:line draw:style-name="gr5" draw:text-style-name="P1" draw:layer="layout" svg:x1="13.7cm" svg:y1="24.7cm" svg:x2="13.7cm" svg:y2="20.9cm">
          <text:p/>
        </draw:line>
        <draw:custom-shape draw:style-name="gr2" draw:text-style-name="P1" draw:layer="layout" svg:width="7.5cm" svg:height="3.7cm" svg:x="5cm" svg:y="21.2cm">
          <text:p text:style-name="P1">Ajax </text:p>
          <text:p text:style-name="P1">(Przesyłanie danych</text:p>
          <text:p text:style-name="P1"><text:s/>dla </text:p>
          <text:p text:style-name="P1">zmodyfikowanych komórek)</text:p>
          <draw:enhanced-geometry svg:viewBox="0 0 21600 21600" draw:text-areas="800 800 20800 20800" draw:mirror-horizontal="false" draw:mirror-vertical="false" draw:type="round-rectangular-callout" draw:modifiers="24373.070257299 10324.344771683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4" draw:text-style-name="P1" draw:layer="layout" svg:x1="14.9cm" svg:y1="24.7cm" svg:x2="14.9cm" svg:y2="20.9cm">
          <text:p/>
        </draw:line>
        <draw:custom-shape draw:style-name="gr2" draw:text-style-name="P1" draw:layer="layout" svg:width="4.8cm" svg:height="2.2cm" svg:x="16.2cm" svg:y="21.5cm">
          <text:p text:style-name="P1">Ajax</text:p>
          <text:p text:style-name="P1">(Rezultat)</text:p>
          <draw:enhanced-geometry svg:viewBox="0 0 21600 21600" draw:text-areas="800 800 20800 20800" draw:type="round-rectangular-callout" draw:modifiers="-5250.40616538221 16094.502498864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rect draw:style-name="gr1" draw:text-style-name="P1" draw:layer="layout" svg:width="9.6cm" svg:height="2.1cm" svg:x="1.3cm" svg:y="25.6cm">
          <text:p text:style-name="P1">Wylogowanie</text:p>
          <text:p text:style-name="P1">logout.php</text:p>
          <text:p text:style-name="P1">Zamkniecie sesji użytkownika</text:p>
        </draw:rect>
        <draw:line draw:style-name="gr5" draw:text-style-name="P1" draw:layer="layout" svg:x1="4.1cm" svg:y1="25.8cm" svg:x2="4.1cm" svg:y2="20.9cm">
          <text:p/>
        </draw:line>
        <draw:line draw:style-name="gr7" draw:text-style-name="P1" draw:layer="layout" svg:x1="1.8cm" svg:y1="25.7cm" svg:x2="1.8cm" svg:y2="18.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draw:marker draw:name="Square" svg:viewBox="0 0 10 10" svg:d="M0 0h10v10h-1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pl" fo:country="PL"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iekt_20_bez_20_wypełnienia_20_i_20_linii" style:display-name="Obiekt bez wypełnienia i linii"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omyślnie"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P W</meta:initial-creator>
    <meta:creation-date>2019-01-20T10:07:08.36</meta:creation-date>
    <dc:date>2019-01-20T11:20:23.22</dc:date>
    <dc:creator>P W</dc:creator>
    <meta:editing-duration>PT10M37S</meta:editing-duration>
    <meta:editing-cycles>1</meta:editing-cycles>
    <meta:document-statistic meta:object-count="22"/>
    <meta:generator>OpenOffice/4.1.6$Win32 OpenOffice.org_project/416m1$Build-9790</meta:generator>
  </office:meta>
</office:document-meta>
</file>